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800000057876BF123CCB3BD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Wingdings" svg:font-family="Wingdings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lide_20_de_20_título-notes">
      <style:graphic-properties draw:fill-color="#ffffff" fo:min-height="13.364cm"/>
    </style:style>
    <style:style style:name="pr3" style:family="presentation" style:parent-style-name="Título_20_e_20_conteúd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5" style:family="presentation" style:parent-style-name="Título_20_e_20_conteúdo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2.54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2.064cm" fo:margin-right="0cm" fo:margin-top="0.226cm" fo:margin-bottom="0cm" fo:text-align="start" fo:text-indent="-0.793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53cm" fo:margin-right="0cm" fo:margin-top="0.127cm" fo:margin-bottom="0cm" fo:text-align="start" fo:text-indent="-0.952cm">
        <style:tab-stops>
          <style:tab-stop style:position="0cm"/>
        </style:tab-stops>
      </style:paragraph-properties>
    </style:style>
    <style:style style:name="P20" style:family="paragraph">
      <style:paragraph-properties fo:margin-left="0.953cm" fo:margin-right="0cm" fo:margin-top="0.141cm" fo:margin-bottom="0cm" fo:text-align="start" fo:text-indent="-0.952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Calibri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alibri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variant="normal" fo:text-transform="none" fo:color="#404040" style:text-line-through-style="none" style:text-line-through-type="none" style:text-position="0% 100%" style:font-name="Calibri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variant="normal" fo:text-transform="none" fo:color="#40404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ython - Veto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tores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Vetores</text:span></text:p>
          </draw:text-box>
        </draw:frame>
        <draw:frame draw:name="Espaço Reservado para Conteúdo 2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Algumas vezes necessitamos armazenar muitos dados de um mesmo tipo em memória (dezenas, centenas, milhares, .....)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Até o momento, a única maneira para se fazer isso seria a utilização de dezenas (centenas, ...) variávei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neficiente e trabalhoso</text:span></text:p>
                  </text:list-item>
                </text:list>
              </text:list-item>
              <text:list-item>
                <text:p text:style-name="P6"><text:span text:style-name="T3">Uma maneira para resolver esse problema é utilizar os vetores 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tores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Vetores</text:span></text:p>
          </draw:text-box>
        </draw:frame>
        <draw:frame draw:name="Espaço Reservado para Conteúdo 2" presentation:style-name="pr4" draw:text-style-name="P8" draw:layer="layout" svg:width="22.859cm" svg:height="13.68cm" svg:x="1.299cm" svg:y="3.924cm" presentation:class="outline" presentation:user-transformed="true">
          <draw:text-box>
            <text:list text:style-name="L2">
              <text:list-item>
                <text:p text:style-name="P9"><text:span text:style-name="T5">Um exemplo de quando utilizar vetores seria a leitura das notas dos 40 alunos de uma turma e a impressão da quantidade de alunos acima da média da turma</text:span></text:p>
              </text:list-item>
              <text:list-item>
                <text:p text:style-name="P9"><text:span text:style-name="T5">Com vetores é possível solucionar esse problema sem ter que criar 40 variáveis distintas</text:span><text:span text:style-name="T6"></text:span></text:p>
              </text:list-item>
              <text:list-item>
                <text:p text:style-name="P9"><text:span text:style-name="T5">VETOR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Estrutura homogênea – formada por elementos do mesmo tipo</text:span></text:p>
                  </text:list-item>
                  <text:list-item>
                    <text:p text:style-name="P6"><text:span text:style-name="T3">Corresponde a várias posições de memória, acessadas através de um único nome e um índice 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tores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Vetores</text:span></text:p>
          </draw:text-box>
        </draw:frame>
        <draw:frame draw:name="Espaço Reservado para Conteúdo 2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7">Semanticamente, no Python a diferença entre vetores e listas é que vetores não permitem tipos diferentes de dados, ao passo que em listas não existe este restrição.</text:span></text:p>
              </text:list-item>
              <text:list-item>
                <text:p text:style-name="P10"><text:span text:style-name="T7">Para efeitos práticos deste curso, usaremos LISTAS para trabalhar como VETORES.</text:span></text:p>
              </text:list-item>
              <text:list-item>
                <text:p text:style-name="P10"><text:span text:style-name="T7">Assim, neste curso não faremos diferença para tratar listas e vetores livremen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tores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Vetores</text:span></text:p>
          </draw:text-box>
        </draw:frame>
        <draw:g draw:name="Grupo 3">
          <draw:custom-shape draw:name="Rectangle 2" draw:style-name="gr2" draw:text-style-name="P11" draw:layer="layout" svg:width="17.201cm" svg:height="2.599cm" svg:x="4.499cm" svg:y="8.3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4" draw:style-name="gr3" draw:text-style-name="P12" draw:layer="layout" svg:x1="7.099cm" svg:y1="8.324cm" svg:x2="7.1cm" svg:y2="10.925cm">
            <text:p/>
          </draw:line>
          <draw:line draw:name="Straight Connector 7" draw:style-name="gr3" draw:text-style-name="P12" draw:layer="layout" svg:x1="9.499cm" svg:y1="8.324cm" svg:x2="9.5cm" svg:y2="10.925cm">
            <text:p/>
          </draw:line>
          <draw:line draw:name="Straight Connector 8" draw:style-name="gr3" draw:text-style-name="P12" draw:layer="layout" svg:x1="11.899cm" svg:y1="8.324cm" svg:x2="11.9cm" svg:y2="10.925cm">
            <text:p/>
          </draw:line>
          <draw:line draw:name="Straight Connector 9" draw:style-name="gr3" draw:text-style-name="P12" draw:layer="layout" svg:x1="14.3cm" svg:y1="8.324cm" svg:x2="14.301cm" svg:y2="10.925cm">
            <text:p/>
          </draw:line>
          <draw:line draw:name="Straight Connector 10" draw:style-name="gr3" draw:text-style-name="P12" draw:layer="layout" svg:x1="16.7cm" svg:y1="8.324cm" svg:x2="16.701cm" svg:y2="10.925cm">
            <text:p/>
          </draw:line>
          <draw:line draw:name="Straight Connector 11" draw:style-name="gr3" draw:text-style-name="P12" draw:layer="layout" svg:x1="19.3cm" svg:y1="8.324cm" svg:x2="19.301cm" svg:y2="10.925cm">
            <text:p/>
          </draw:line>
          <draw:custom-shape draw:name="TextBox 6" draw:style-name="gr4" draw:text-style-name="P2" draw:layer="layout" svg:width="1.756cm" svg:height="1.013cm" svg:x="1.932cm" svg:y="8.925cm">
            <text:p text:style-name="P1"><text:span text:style-name="T8">No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4" draw:text-style-name="P2" draw:layer="layout" svg:width="0.825cm" svg:height="1.013cm" svg:x="5.443cm" svg:y="11.125cm">
            <text:p text:style-name="P1"><text:span text:style-name="T8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4" draw:text-style-name="P2" draw:layer="layout" svg:width="0.825cm" svg:height="1.013cm" svg:x="7.922cm" svg:y="11.125cm">
            <text:p text:style-name="P1"><text:span text:style-name="T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4" draw:text-style-name="P2" draw:layer="layout" svg:width="0.825cm" svg:height="1.013cm" svg:x="10.286cm" svg:y="11.125cm">
            <text:p text:style-name="P1"><text:span text:style-name="T8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4" draw:text-style-name="P2" draw:layer="layout" svg:width="0.825cm" svg:height="1.013cm" svg:x="12.617cm" svg:y="11.125cm">
            <text:p text:style-name="P1"><text:span text:style-name="T8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4" draw:text-style-name="P2" draw:layer="layout" svg:width="0.825cm" svg:height="1.013cm" svg:x="15.017cm" svg:y="11.125cm">
            <text:p text:style-name="P1"><text:span text:style-name="T8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4" draw:text-style-name="P2" draw:layer="layout" svg:width="0.825cm" svg:height="1.013cm" svg:x="17.617cm" svg:y="11.125cm">
            <text:p text:style-name="P1"><text:span text:style-name="T8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9" draw:style-name="gr4" draw:text-style-name="P2" draw:layer="layout" svg:width="0.825cm" svg:height="1.013cm" svg:x="20.017cm" svg:y="11.125cm">
            <text:p text:style-name="P1"><text:span text:style-name="T8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4" draw:text-style-name="P2" draw:layer="layout" svg:width="0.825cm" svg:height="1.013cm" svg:x="5.416cm" svg:y="8.925cm">
            <text:p text:style-name="P1"><text:span text:style-name="T8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" draw:style-name="gr4" draw:text-style-name="P2" draw:layer="layout" svg:width="1.307cm" svg:height="1.013cm" svg:x="7.655cm" svg:y="8.925cm">
            <text:p text:style-name="P1"><text:span text:style-name="T8">5.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4" draw:text-style-name="P2" draw:layer="layout" svg:width="0.825cm" svg:height="1.013cm" svg:x="10.357cm" svg:y="8.925cm">
            <text:p text:style-name="P1"><text:span text:style-name="T8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4" draw:text-style-name="P2" draw:layer="layout" svg:width="1.307cm" svg:height="1.013cm" svg:x="12.481cm" svg:y="8.925cm">
            <text:p text:style-name="P1"><text:span text:style-name="T8">2.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4" draw:style-name="gr4" draw:text-style-name="P2" draw:layer="layout" svg:width="1.307cm" svg:height="1.013cm" svg:x="14.856cm" svg:y="8.925cm">
            <text:p text:style-name="P1"><text:span text:style-name="T8">7.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" draw:style-name="gr4" draw:text-style-name="P2" draw:layer="layout" svg:width="1.307cm" svg:height="1.013cm" svg:x="17.456cm" svg:y="8.925cm">
            <text:p text:style-name="P1"><text:span text:style-name="T8">9.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4" draw:text-style-name="P2" draw:layer="layout" svg:width="0.825cm" svg:height="1.013cm" svg:x="20.13cm" svg:y="8.925cm">
            <text:p text:style-name="P1"><text:span text:style-name="T8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3" draw:style-name="gr4" draw:text-style-name="P2" draw:layer="layout" svg:width="13.99cm" svg:height="1.013cm" svg:x="6.31cm" svg:y="5.925cm">
            <text:p text:style-name="P1"><text:span text:style-name="T9">Para acessar um elemento usamos o índice: <text:s/>Nota[2]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tores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Vetores</text:span></text:p>
          </draw:text-box>
        </draw:frame>
        <draw:frame draw:name="Espaço Reservado para Conteúdo 2" presentation:style-name="pr4" draw:text-style-name="P8" draw:layer="layout" svg:width="22.859cm" svg:height="3.679cm" svg:x="1.27cm" svg:y="4.445cm" presentation:class="outline" presentation:user-transformed="true">
          <draw:text-box>
            <text:list text:style-name="L2">
              <text:list-item>
                <text:p text:style-name="P10"><text:span text:style-name="T7">Para criar um vetor com tamanho fixo usamos o operador *</text:span></text:p>
              </text:list-item>
            </text:list>
            <text:p text:style-name="P10"><text:span text:style-name="T7"/></text:p>
          </draw:text-box>
        </draw:frame>
        <draw:custom-shape draw:name="CaixaDeTexto 3" draw:style-name="gr5" draw:text-style-name="P2" draw:layer="layout" svg:width="12.8cm" svg:height="8.375cm" svg:x="5.499cm" svg:y="8.125cm">
          <text:p text:style-name="P13"><text:span text:style-name="T10">&gt;&gt;&gt; Nota = [0.0] * 4</text:span></text:p>
          <text:p text:style-name="P13"><text:span text:style-name="T10">&gt;&gt;&gt; print Nota</text:span></text:p>
          <text:p text:style-name="P13"><text:span text:style-name="T10">[0.0, <text:s/>0.0, 0.0, 0.0]</text:span></text:p>
          <text:p text:style-name="P13"><text:span text:style-name="T10">&gt;&gt;&gt; len(Nota)</text:span></text:p>
          <text:p text:style-name="P13"><text:span text:style-name="T10">4</text:span></text:p>
          <text:p text:style-name="P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tores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Vetores</text:span></text:p>
          </draw:text-box>
        </draw:frame>
        <draw:frame draw:name="Espaço Reservado para Conteúdo 2" presentation:style-name="pr4" draw:text-style-name="P8" draw:layer="layout" svg:width="22.859cm" svg:height="12.571cm" svg:x="1.27cm" svg:y="4.445cm" presentation:class="outline" presentation:user-transformed="true">
          <draw:text-box>
            <text:p text:style-name="P14"><text:span text:style-name="T11">&gt;&gt;&gt; # Podemos também iniciar cada elemento do vetor</text:span></text:p>
            <text:p text:style-name="P14"><text:span text:style-name="T11">&gt;&gt;&gt; Nota = [7.0, 5.5, 8, 9.2, 3.4, 1]</text:span></text:p>
            <text:p text:style-name="P14"><text:span text:style-name="T11">&gt;&gt;&gt; Nota</text:span></text:p>
            <text:p text:style-name="P14"><text:span text:style-name="T11">[7.0, 5.5, 8, 9.2, 3.4, 1]</text:span></text:p>
            <text:p text:style-name="P14"><text:span text:style-name="T11">&gt;&gt;&gt; len(Nota)</text:span></text:p>
            <text:p text:style-name="P14"><text:span text:style-name="T11">6</text:span></text:p>
            <text:p text:style-name="P14"><text:span text:style-name="T11">&gt;&gt;&gt; Nota[2]=0.0</text:span></text:p>
            <text:p text:style-name="P14"><text:span text:style-name="T11">&gt;&gt;&gt; Nota</text:span></text:p>
            <text:p text:style-name="P14"><text:span text:style-name="T11">[7.0, 5.5, </text:span><text:span text:style-name="T12">0.0</text:span><text:span text:style-name="T11">, 9.2, 3.4, 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8" draw:layer="layout" svg:width="10.42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7">Fazer um programa para ler as notas de uma turma de 40 alunos, imprimir a qtd dos alunos ACIMA da média da turma</text:span></text:p>
              </text:list-item>
            </text:list>
            <text:p text:style-name="P10"><text:span text:style-name="T7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8" draw:layer="layout" svg:width="10.42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7">Fazer um programa para ler as notas de uma turma de 40 alunos, imprimir a qtd dos alunos ACIMA da média da turma</text:span></text:p>
              </text:list-item>
            </text:list>
            <text:p text:style-name="P10"><text:span text:style-name="T7"/></text:p>
          </draw:text-box>
        </draw:frame>
        <draw:custom-shape draw:name="TextBox 4" draw:style-name="gr5" draw:text-style-name="P15" xml:id="id2" draw:id="id2" draw:layer="layout" svg:width="11.8cm" svg:height="13.459cm" svg:x="12.7cm" svg:y="3.524cm">
          <text:p text:style-name="P1"><text:span text:style-name="T13">soma = 0</text:span></text:p>
          <text:p text:style-name="P1"><text:span text:style-name="T13">cont = 0</text:span></text:p>
          <text:p text:style-name="P1"><text:span text:style-name="T13">notas = [0.0]*40</text:span></text:p>
          <text:p text:style-name="P1"><text:span text:style-name="T13">for i in range(0,40):</text:span></text:p>
          <text:p text:style-name="P1"><text:span text:style-name="T13"><text:s text:c="4"/></text:span><text:span text:style-name="T13">nota = float(input("nota:")) </text:span></text:p>
          <text:p text:style-name="P1"><text:span text:style-name="T13"><text:s text:c="4"/></text:span><text:span text:style-name="T13">notas[i] = nota</text:span></text:p>
          <text:p text:style-name="P1"><text:span text:style-name="T13"><text:s text:c="4"/></text:span><text:span text:style-name="T13">soma += notas[i]</text:span></text:p>
          <text:p text:style-name="P1"><text:span text:style-name="T13">media = soma/40</text:span></text:p>
          <text:p text:style-name="P1"><text:span text:style-name="T13">print "media:", media</text:span></text:p>
          <text:p text:style-name="P1"><text:span text:style-name="T13">for j in range(0,40):</text:span></text:p>
          <text:p text:style-name="P1"><text:span text:style-name="T13"><text:s text:c="4"/></text:span><text:span text:style-name="T13">if notas[j] &gt; media:</text:span></text:p>
          <text:p text:style-name="P1"><text:span text:style-name="T13"><text:s text:c="8"/></text:span><text:span text:style-name="T13">cont += 1</text:span></text:p>
          <text:p text:style-name="P1"><text:span text:style-name="T13">print “qtd:”, c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tor - Lista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Vetor - Lista</text:span></text:p>
          </draw:text-box>
        </draw:frame>
        <draw:frame draw:name="Espaço Reservado para Conteúdo 2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7">Acrescentar um elemento ao final da lista</text:span></text:p>
              </text:list-item>
            </text:list>
            <text:p text:style-name="P16"><text:span text:style-name="T7"/></text:p>
            <text:p text:style-name="P16"><text:span text:style-name="T7"><text:tab/></text:span><text:span text:style-name="T7"><text:tab/></text:span><text:span text:style-name="T7">&gt;&gt;&gt; Nota.append(6.0)</text:span></text:p>
            <text:p text:style-name="P16"><text:span text:style-name="T7"><text:tab/></text:span><text:span text:style-name="T7"><text:tab/></text:span><text:span text:style-name="T7">&gt;&gt;&gt; Nota</text:span></text:p>
            <text:p text:style-name="P16"><text:span text:style-name="T7"><text:tab/></text:span><text:span text:style-name="T7"><text:tab/></text:span><text:span text:style-name="T7">[7.0, 5.5, 0.0, 9.2, 3.4, 1, </text:span><text:span text:style-name="T14">6.0</text:span><text:span text:style-name="T7">]</text:span></text:p>
            <text:p text:style-name="P16"><text:span text:style-name="T7"><text:tab/></text:span><text:span text:style-name="T7"><text:tab/></text:span><text:span text:style-name="T7">&gt;&gt;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a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Lista</text:span></text:p>
          </draw:text-box>
        </draw:frame>
        <draw:frame draw:name="Espaço Reservado para Conteúdo 2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7">Em um VETOR tradicional, EM REGRA, não é possível acrescentar ou modificar valores de tipos DISTINTOS</text:span></text:p>
              </text:list-item>
              <text:list-item>
                <text:p text:style-name="P10"><text:span text:style-name="T7">Porém, a LISTA do Python permite que armazenemos qualquer valores </text:span></text:p>
              </text:list-item>
            </text:list>
            <text:p text:style-name="P16"><text:span text:style-name="T7"><text:tab/></text:span><text:span text:style-name="T7"><text:tab/></text:span><text:span text:style-name="T7">&gt;&gt;&gt; Nota.append(‘texto’)</text:span></text:p>
            <text:p text:style-name="P16"><text:span text:style-name="T7"><text:tab/></text:span><text:span text:style-name="T7"><text:tab/></text:span><text:span text:style-name="T7">&gt;&gt;&gt; Nota</text:span></text:p>
            <text:p text:style-name="P17"><text:span text:style-name="T5"><text:tab/></text:span><text:span text:style-name="T7"><text:tab/></text:span><text:span text:style-name="T7">&gt;&gt;&gt; [7.0, 5.5, 0.0, 9.2, 3.4, 1, 6.0,</text:span><text:span text:style-name="T14"> ‘texto’</text:span><text:span text:style-name="T7">]</text:span></text:p>
            <text:p text:style-name="P18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8" draw:layer="layout" svg:width="8.82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Refazer o programa anterior usando o método append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8" draw:layer="layout" svg:width="8.82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Refazer o programa anterior usando o método append</text:span></text:p>
              </text:list-item>
            </text:list>
            <text:p text:style-name="P6"><text:span text:style-name="T3"/></text:p>
          </draw:text-box>
        </draw:frame>
        <draw:custom-shape draw:name="TextBox 4" draw:style-name="gr5" draw:text-style-name="P15" xml:id="id3" draw:id="id3" draw:layer="layout" svg:width="14.201cm" svg:height="14.475cm" svg:x="10.7cm" svg:y="3.324cm">
          <text:p text:style-name="P1"><text:span text:style-name="T13">soma = 0</text:span></text:p>
          <text:p text:style-name="P1"><text:span text:style-name="T13">cont = 0</text:span></text:p>
          <text:p text:style-name="P1"><text:span text:style-name="T13">notas = []</text:span></text:p>
          <text:p text:style-name="P1"><text:span text:style-name="T13">for i in range(0,40):</text:span></text:p>
          <text:p text:style-name="P1"><text:span text:style-name="T13"><text:s text:c="4"/></text:span><text:span text:style-name="T13">notas.append( float(input("nota:")) ) </text:span></text:p>
          <text:p text:style-name="P1"><text:span text:style-name="T13"><text:s text:c="4"/></text:span><text:span text:style-name="T13">soma += notas[i]</text:span></text:p>
          <text:p text:style-name="P1"><text:span text:style-name="T13">media = soma/40</text:span></text:p>
          <text:p text:style-name="P1"><text:span text:style-name="T13">print "media:", media</text:span></text:p>
          <text:p text:style-name="P1"><text:span text:style-name="T13">print "lista:", notas</text:span></text:p>
          <text:p text:style-name="P1"><text:span text:style-name="T13">for j in range(0,40):</text:span></text:p>
          <text:p text:style-name="P1"><text:span text:style-name="T13"><text:s text:c="4"/></text:span><text:span text:style-name="T13">if notas[j] &gt; media:</text:span></text:p>
          <text:p text:style-name="P1"><text:span text:style-name="T13"><text:s text:c="8"/></text:span><text:span text:style-name="T13">cont += 1</text:span></text:p>
          <text:p text:style-name="P1"><text:span text:style-name="T13">print "QTD:", cont</text:span></text:p>
          <text:p text:style-name="P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8" draw:layer="layout" svg:width="9.62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5">Fazer um programa para ler 10 dados para um Vetor e imprimir a soma dos elementos pares menos a soma dos elementos de índice ímpar</text:span></text:p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8" draw:layer="layout" svg:width="9.62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5">Fazer um programa para ler 10 dados para um Vetor e imprimir a soma dos elementos pares menos a soma dos elementos de índice ímpar</text:span></text:p>
              </text:list-item>
            </text:list>
            <text:p text:style-name="P9"><text:span text:style-name="T5"/></text:p>
          </draw:text-box>
        </draw:frame>
        <draw:custom-shape draw:name="TextBox 4" draw:style-name="gr5" draw:text-style-name="P15" xml:id="id4" draw:id="id4" draw:layer="layout" svg:width="13cm" svg:height="12.109cm" svg:x="11.7cm" svg:y="3.724cm">
          <text:p text:style-name="P1"><text:span text:style-name="T15">soma = 0</text:span></text:p>
          <text:p text:style-name="P1"><text:span text:style-name="T15">notas = []</text:span></text:p>
          <text:p text:style-name="P1"><text:span text:style-name="T15">for i in range(0,10):</text:span></text:p>
          <text:p text:style-name="P1"><text:span text:style-name="T15"><text:s text:c="4"/></text:span><text:span text:style-name="T15">notas.append( int(input("nota:")) ) </text:span></text:p>
          <text:p text:style-name="P1"><text:span text:style-name="T15">print "VETOR:", notas</text:span></text:p>
          <text:p text:style-name="P1"><text:span text:style-name="T15"/></text:p>
          <text:p text:style-name="P1"><text:span text:style-name="T15">for i in range(0,10): <text:s text:c="3"/></text:span></text:p>
          <text:p text:style-name="P1"><text:span text:style-name="T15"><text:s text:c="4"/></text:span><text:span text:style-name="T15">if notas[i] % 2 == 0:</text:span></text:p>
          <text:p text:style-name="P1"><text:span text:style-name="T15"><text:s text:c="8"/></text:span><text:span text:style-name="T15">soma += notas[i]</text:span></text:p>
          <text:p text:style-name="P1"><text:span text:style-name="T15"><text:s text:c="4"/></text:span><text:span text:style-name="T15">if i % 2 == 1:</text:span></text:p>
          <text:p text:style-name="P1"><text:span text:style-name="T15"><text:s text:c="8"/></text:span><text:span text:style-name="T15">soma -= notas[i]</text:span></text:p>
          <text:p text:style-name="P1"><text:span text:style-name="T15"><text:s text:c="8"/></text:span></text:p>
          <text:p text:style-name="P1"><text:span text:style-name="T15">print "SOMA:", soma</text:span></text:p>
          <text:p text:style-name="P1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8" draw:layer="layout" svg:width="11.22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Fazer um programa para ler números inteiros para dentro do vetor até que seja digitado um número negativo que não faz parte da lista. Depois, ler um número inteiro e imprimir a posição que ele se encontra no vetor ou uma mensagem caso contrário.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8" draw:layer="layout" svg:width="11.22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Fazer um programa para ler números inteiros para dentro do vetor até que seja digitado um número negativo que não faz parte da lista. Depois, ler um número inteiro e imprimir a posição que ele se encontra no vetor ou uma mensagem caso contrário.</text:span></text:p>
              </text:list-item>
            </text:list>
            <text:p text:style-name="P6"><text:span text:style-name="T3"/></text:p>
          </draw:text-box>
        </draw:frame>
        <draw:custom-shape draw:name="TextBox 4" draw:style-name="gr5" draw:text-style-name="P15" xml:id="id5" draw:id="id5" draw:layer="layout" svg:width="10.2cm" svg:height="15.147cm" svg:x="13.3cm" svg:y="2.724cm">
          <text:p text:style-name="P1"><text:span text:style-name="T17">vetNum = []</text:span></text:p>
          <text:p text:style-name="P1"><text:span text:style-name="T17">num = input("N:”)</text:span></text:p>
          <text:p text:style-name="P1"><text:span text:style-name="T17">while num &gt;= 0:</text:span></text:p>
          <text:p text:style-name="P1"><text:span text:style-name="T17"><text:s text:c="4"/></text:span><text:span text:style-name="T17">vetNum.append(num)</text:span></text:p>
          <text:p text:style-name="P1"><text:span text:style-name="T17"><text:s text:c="4"/></text:span><text:span text:style-name="T17">num = input("N:”)</text:span></text:p>
          <text:p text:style-name="P1"><text:span text:style-name="T17">N=input("Num Buscado:")</text:span></text:p>
          <text:p text:style-name="P1"><text:span text:style-name="T17">pos = -1</text:span></text:p>
          <text:p text:style-name="P1"><text:span text:style-name="T17">for i in range(0, len(vetNum)):</text:span></text:p>
          <text:p text:style-name="P1"><text:span text:style-name="T17"><text:s text:c="4"/></text:span><text:span text:style-name="T17">if N == vetNum[i]:</text:span></text:p>
          <text:p text:style-name="P1"><text:span text:style-name="T17"><text:s text:c="8"/></text:span><text:span text:style-name="T17">pos = i</text:span></text:p>
          <text:p text:style-name="P1"><text:span text:style-name="T17"/></text:p>
          <text:p text:style-name="P1"><text:span text:style-name="T17">if pos&lt;0:</text:span></text:p>
          <text:p text:style-name="P1"><text:span text:style-name="T17"><text:s text:c="4"/></text:span><text:span text:style-name="T17">print 'ERRO'</text:span></text:p>
          <text:p text:style-name="P1"><text:span text:style-name="T17">else:</text:span></text:p>
          <text:p text:style-name="P1"><text:span text:style-name="T17"><text:s text:c="4"/></text:span><text:span text:style-name="T17">print 'POS:',pos</text:span></text:p>
          <text:p text:style-name="P1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8" draw:layer="layout" svg:width="10.22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7">Fazer um programa para ler dados para dois vetores e imprimir a interseção desses vetores</text:span></text:p>
              </text:list-item>
            </text:list>
            <text:p text:style-name="P10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8" draw:layer="layout" svg:width="10.22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7">Fazer um programa para ler dados para dois vetores e imprimir a interseção desses vetores</text:span></text:p>
              </text:list-item>
            </text:list>
            <text:p text:style-name="P10"><text:span text:style-name="T7"/></text:p>
          </draw:text-box>
        </draw:frame>
        <draw:custom-shape draw:name="TextBox 4" draw:style-name="gr4" draw:text-style-name="P15" xml:id="id6" draw:id="id6" draw:layer="layout" svg:width="10.163cm" svg:height="16.078cm" svg:x="11.954cm" svg:y="1.724cm">
          <text:p text:style-name="P1"><text:span text:style-name="T17">vet1 = []</text:span></text:p>
          <text:p text:style-name="P1"><text:span text:style-name="T17">vet2 = []</text:span></text:p>
          <text:p text:style-name="P1"><text:span text:style-name="T17">num = int(input("Num:"))</text:span></text:p>
          <text:p text:style-name="P1"><text:span text:style-name="T17">while num &gt;= 0:</text:span></text:p>
          <text:p text:style-name="P1"><text:span text:style-name="T17"><text:s text:c="4"/></text:span><text:span text:style-name="T17">vet1.append( num )</text:span></text:p>
          <text:p text:style-name="P1"><text:span text:style-name="T17"><text:s text:c="4"/></text:span><text:span text:style-name="T17">num = int(input("Num:"))</text:span></text:p>
          <text:p text:style-name="P1"><text:span text:style-name="T17">print vet1</text:span></text:p>
          <text:p text:style-name="P1"><text:span text:style-name="T17">num = int(input("Num:"))</text:span></text:p>
          <text:p text:style-name="P1"><text:span text:style-name="T17">while num &gt;= 0:</text:span></text:p>
          <text:p text:style-name="P1"><text:span text:style-name="T17"><text:s text:c="4"/></text:span><text:span text:style-name="T17">vet2.append( num )</text:span></text:p>
          <text:p text:style-name="P1"><text:span text:style-name="T17"><text:s text:c="4"/></text:span><text:span text:style-name="T17">num = int(input("Num:"))</text:span></text:p>
          <text:p text:style-name="P1"><text:span text:style-name="T17">print vet2</text:span></text:p>
          <text:p text:style-name="P1"><text:span text:style-name="T18">for i in range(0,len(vet1)): <text:s text:c="3"/></text:span></text:p>
          <text:p text:style-name="P1"><text:span text:style-name="T18"><text:s text:c="4"/></text:span><text:span text:style-name="T18">for j in range(0,len(vet2)): <text:s text:c="3"/></text:span></text:p>
          <text:p text:style-name="P1"><text:span text:style-name="T18"><text:s text:c="8"/></text:span><text:span text:style-name="T18">if vet1[i] == vet2[j]:</text:span></text:p>
          <text:p text:style-name="P1"><text:span text:style-name="T18"><text:s text:c="12"/></text:span><text:span text:style-name="T18">print vet1[i]</text:span></text:p>
          <text:p text:style-name="P1"><text:span text:style-name="T1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a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Lista</text:span></text:p>
          </draw:text-box>
        </draw:frame>
        <draw:frame draw:name="Espaço Reservado para Conteúdo 2" presentation:style-name="pr4" draw:text-style-name="P8" draw:layer="layout" svg:width="11.22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5">O método </text:span><text:span text:style-name="T19">count </text:span><text:span text:style-name="T5">funciona igual ao método count da classe String</text:span></text:p>
              </text:list-item>
              <text:list-item>
                <text:p text:style-name="P9"><text:span text:style-name="T5">O método </text:span><text:span text:style-name="T19">insert</text:span><text:span text:style-name="T5"> é similar ao append, porém acrescenta em uma posição especifica</text:span></text:p>
              </text:list-item>
            </text:list>
            <text:p text:style-name="P19"><text:span text:style-name="T8"/></text:p>
            <text:p text:style-name="P20"><text:span text:style-name="T20">VETOR.insert(POSIÇÃO, ELEMENTO)</text:span></text:p>
            <text:p text:style-name="P21"><text:span text:style-name="T5"/></text:p>
            <text:p text:style-name="P22"><text:span text:style-name="T5"/></text:p>
          </draw:text-box>
        </draw:frame>
        <draw:custom-shape draw:name="CaixaDeTexto 3" draw:style-name="gr5" draw:text-style-name="P2" draw:layer="layout" svg:width="11.2cm" svg:height="6.18cm" svg:x="13.3cm" svg:y="6.525cm">
          <text:p text:style-name="P1"><text:span text:style-name="T21">&gt;&gt;&gt; Nota= [7, 0, 5, 0, 2, 3, 1, 6, 0, 3]</text:span></text:p>
          <text:p text:style-name="P1"><text:span text:style-name="T21">&gt;&gt;&gt; Nota.count(0)</text:span></text:p>
          <text:p text:style-name="P1"><text:span text:style-name="T21">3</text:span></text:p>
          <text:p text:style-name="P1"><text:span text:style-name="T21">&gt;&gt;&gt; Nota.insert(1,16)</text:span></text:p>
          <text:p text:style-name="P1"><text:span text:style-name="T21">&gt;&gt;&gt; Nota</text:span></text:p>
          <text:p text:style-name="P1"><text:span text:style-name="T21">[7, 16, 0, 5, 0, 2, 3, 1, 6, 0, 3]</text:span></text:p>
          <text:p text:style-name="P1"><text:span text:style-name="T21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8" draw:layer="layout" svg:width="10.02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Fazer um programa para ler dados para um vetor. Criar um outro vetor onde os elementos de ordem par são multiplicados por 2 e os de ordem ímpar multiplicados por 3 e diminuídos de 1. No final imprimir os dois vetores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8" draw:layer="layout" svg:width="10.02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Fazer um programa para ler dados para um vetor. Criar um outro vetor onde os elementos de ordem par são multiplicados por 2 e os de ordem ímpar multiplicados por 3 e diminuídos de 1. No final imprimir os dois vetores</text:span></text:p>
              </text:list-item>
            </text:list>
            <text:p text:style-name="P6"><text:span text:style-name="T3"/></text:p>
          </draw:text-box>
        </draw:frame>
        <draw:custom-shape draw:name="TextBox 4" draw:style-name="gr4" draw:text-style-name="P15" xml:id="id7" draw:id="id7" draw:layer="layout" svg:width="10.431cm" svg:height="14.216cm" svg:x="12.981cm" svg:y="2.124cm">
          <text:p text:style-name="P1"><text:span text:style-name="T17">vet1 = []</text:span></text:p>
          <text:p text:style-name="P1"><text:span text:style-name="T17">vet2 = []</text:span></text:p>
          <text:p text:style-name="P1"><text:span text:style-name="T17">num = int(input("Num:"))</text:span></text:p>
          <text:p text:style-name="P1"><text:span text:style-name="T17">while num &gt;= 0:</text:span></text:p>
          <text:p text:style-name="P1"><text:span text:style-name="T17"><text:s text:c="4"/></text:span><text:span text:style-name="T17">vet1.append( num )</text:span></text:p>
          <text:p text:style-name="P1"><text:span text:style-name="T17"><text:s text:c="4"/></text:span><text:span text:style-name="T17">num = int(input("Num:"))</text:span></text:p>
          <text:p text:style-name="P1"><text:span text:style-name="T17"/></text:p>
          <text:p text:style-name="P1"><text:span text:style-name="T17">for i in range(0,len(vet1)):</text:span></text:p>
          <text:p text:style-name="P1"><text:span text:style-name="T17"><text:s text:c="4"/></text:span><text:span text:style-name="T17">if i % 2 == 0:</text:span></text:p>
          <text:p text:style-name="P1"><text:span text:style-name="T17"><text:s text:c="8"/></text:span><text:span text:style-name="T17">vet2.append( vet1[i]*2 )</text:span></text:p>
          <text:p text:style-name="P1"><text:span text:style-name="T17"><text:s text:c="4"/></text:span><text:span text:style-name="T17">else:</text:span></text:p>
          <text:p text:style-name="P1"><text:span text:style-name="T17"><text:s text:c="8"/></text:span><text:span text:style-name="T17">vet2.append( vet1[i]*3 - 1)</text:span></text:p>
          <text:p text:style-name="P1"><text:span text:style-name="T17"><text:s text:c="3"/></text:span></text:p>
          <text:p text:style-name="P1"><text:span text:style-name="T17">print vet1</text:span></text:p>
          <text:p text:style-name="P1"><text:span text:style-name="T17">print vet2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a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Lista</text:span></text:p>
          </draw:text-box>
        </draw:frame>
        <draw:frame draw:name="Espaço Reservado para Conteúdo 2" presentation:style-name="pr4" draw:text-style-name="P8" draw:layer="layout" svg:width="10.22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O método </text:span><text:span text:style-name="T22">pop </text:span><text:span text:style-name="T3">remove e retorna um item da lista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op() – remove o último elemento</text:span></text:p>
                  </text:list-item>
                  <text:list-item>
                    <text:p text:style-name="P7"><text:span text:style-name="T4">Pop(pos) – remove o elemento da posição pos</text:span></text:p>
                  </text:list-item>
                </text:list>
              </text:list-item>
              <text:list-item>
                <text:p text:style-name="P6"><text:span text:style-name="T3">O método </text:span><text:span text:style-name="T22">remove</text:span><text:span text:style-name="T3">, elimina a primeira ocorrência de um elemento na lista </text:span></text:p>
              </text:list-item>
            </text:list>
            <text:p text:style-name="P6"><text:span text:style-name="T3"/></text:p>
          </draw:text-box>
        </draw:frame>
        <draw:custom-shape draw:name="CaixaDeTexto 4" draw:style-name="gr5" draw:text-style-name="P2" draw:layer="layout" svg:width="11.2cm" svg:height="9.561cm" svg:x="13.3cm" svg:y="3.924cm">
          <text:p text:style-name="P1"><text:span text:style-name="T23">&gt;&gt;&gt; Nota= [7, 0, 2, 3, 1, 6, 0, 3]</text:span></text:p>
          <text:p text:style-name="P1"><text:span text:style-name="T23">&gt;&gt;&gt; Nota.pop()</text:span></text:p>
          <text:p text:style-name="P1"><text:span text:style-name="T23">3</text:span></text:p>
          <text:p text:style-name="P1"><text:span text:style-name="T23">&gt;&gt;&gt; Nota</text:span></text:p>
          <text:p text:style-name="P1"><text:span text:style-name="T23">[7, 0, 2, 3, 1, 6, 0]</text:span></text:p>
          <text:p text:style-name="P1"><text:span text:style-name="T23">&gt;&gt;&gt; </text:span></text:p>
          <text:p text:style-name="P1"><text:span text:style-name="T23">&gt;&gt;&gt; Nota.remove(0)</text:span></text:p>
          <text:p text:style-name="P1"><text:span text:style-name="T23">&gt;&gt;&gt; Nota</text:span></text:p>
          <text:p text:style-name="P1"><text:span text:style-name="T23">[7, 2, 3, 1, 6, 0]</text:span></text:p>
          <text:p text:style-name="P1"><text:span text:style-name="T23">&gt;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8" draw:layer="layout" svg:width="8.029cm" svg:height="9.279cm" svg:x="0cm" svg:y="4.524cm" presentation:class="outline" presentation:user-transformed="true">
          <draw:text-box>
            <text:list text:style-name="L2">
              <text:list-item>
                <text:p text:style-name="P7"><text:span text:style-name="T4">Fazer um programa para acrescentar um elemento em uma lista se for digitado a letra “A”, remover se “R”, imprimir se “I” e sair se “F”.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gram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Programa</text:span></text:p>
          </draw:text-box>
        </draw:frame>
        <draw:frame draw:name="Espaço Reservado para Conteúdo 2" presentation:style-name="pr4" draw:text-style-name="P8" draw:layer="layout" svg:width="8.029cm" svg:height="9.279cm" svg:x="0cm" svg:y="4.524cm" presentation:class="outline" presentation:user-transformed="true">
          <draw:text-box>
            <text:list text:style-name="L2">
              <text:list-item>
                <text:p text:style-name="P7"><text:span text:style-name="T4">Fazer um programa para acrescentar um elemento em uma lista se for digitado a letra “A”, remover se “R”, imprimir se “I” e sair se “F”.</text:span></text:p>
              </text:list-item>
            </text:list>
            <text:p text:style-name="P7"><text:span text:style-name="T4"/></text:p>
          </draw:text-box>
        </draw:frame>
        <draw:custom-shape draw:name="TextBox 4" draw:style-name="gr4" draw:text-style-name="P15" xml:id="id8" draw:id="id8" draw:layer="layout" svg:width="15.836cm" svg:height="11.743cm" svg:x="8.643cm" svg:y="4.124cm">
          <text:p text:style-name="P1"><text:span text:style-name="T24">vetor = []</text:span></text:p>
          <text:p text:style-name="P1"><text:span text:style-name="T24">opcao = raw_input("entre com A para adicionar um elemento, \</text:span></text:p>
          <text:p text:style-name="P1"><text:span text:style-name="T24">R para remover, I para Imprimir e F para terminar")</text:span></text:p>
          <text:p text:style-name="P1"><text:span text:style-name="T24">while opcao.upper() != 'F':</text:span></text:p>
          <text:p text:style-name="P1"><text:span text:style-name="T24"><text:s text:c="4"/></text:span><text:span text:style-name="T24">if opcao.upper() == 'A':</text:span></text:p>
          <text:p text:style-name="P1"><text:span text:style-name="T24"><text:s text:c="8"/></text:span><text:span text:style-name="T24">elem = input("entre com elemento para armazenar no vetor")</text:span></text:p>
          <text:p text:style-name="P1"><text:span text:style-name="T24"><text:s text:c="8"/></text:span><text:span text:style-name="T24">vetor.append(elem)</text:span></text:p>
          <text:p text:style-name="P1"><text:span text:style-name="T24"><text:s text:c="4"/></text:span><text:span text:style-name="T24">elif opcao.upper() == 'R':</text:span></text:p>
          <text:p text:style-name="P1"><text:span text:style-name="T24"><text:s text:c="8"/></text:span><text:span text:style-name="T24">vetor.pop()</text:span></text:p>
          <text:p text:style-name="P1"><text:span text:style-name="T24"><text:s text:c="4"/></text:span><text:span text:style-name="T24">elif opcao.upper() == 'I':</text:span></text:p>
          <text:p text:style-name="P1"><text:span text:style-name="T24"><text:s text:c="8"/></text:span><text:span text:style-name="T24">print vetor</text:span></text:p>
          <text:p text:style-name="P1"><text:span text:style-name="T24"><text:s text:c="4"/></text:span><text:span text:style-name="T24">else:</text:span></text:p>
          <text:p text:style-name="P1"><text:span text:style-name="T24"><text:s text:c="8"/></text:span><text:span text:style-name="T24">print "Opção Inválida”</text:span></text:p>
          <text:p text:style-name="P1"><text:span text:style-name="T24"><text:s text:c="4"/></text:span><text:span text:style-name="T24">opcao = raw_input("entre com A para adicionar um elemento, \</text:span></text:p>
          <text:p text:style-name="P1"><text:span text:style-name="T24">R para remover e F para terminar")</text:span></text:p>
          <text:p text:style-name="P1"><text:span text:style-name="T25"><text:s text:c="8"/></text:span></text:p>
          <text:p text:style-name="P1"><text:span text:style-name="T2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denação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Ordenação</text:span></text:p>
          </draw:text-box>
        </draw:frame>
        <draw:frame draw:name="Espaço Reservado para Conteúdo 2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7">Para ordenar um vetor basta usar o método </text:span><text:span text:style-name="T14">sort</text:span><text:span text:style-name="T26">, que ordena o próprio vetor</text:span></text:p>
              </text:list-item>
            </text:list>
            <text:p text:style-name="P14"><text:span text:style-name="T11"><text:tab/></text:span><text:span text:style-name="T11">&gt;&gt;&gt; vet = [3, 2, 4, 1]</text:span></text:p>
            <text:p text:style-name="P14"><text:span text:style-name="T11"><text:tab/></text:span><text:span text:style-name="T11">&gt;&gt;&gt; vet.sort()</text:span></text:p>
            <text:p text:style-name="P14"><text:span text:style-name="T11"><text:tab/></text:span><text:span text:style-name="T11">&gt;&gt;&gt; vet</text:span></text:p>
            <text:p text:style-name="P14"><text:span text:style-name="T11"><text:tab/></text:span><text:span text:style-name="T11">[1, 2, 3, 4]</text:span></text:p>
            <text:list text:continue-numbering="true" text:style-name="L2">
              <text:list-item>
                <text:p text:style-name="P18"><text:span text:style-name="T7">Porém, vocês tem que aprender a FAZER o método sort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5">Ou seja, aprender como se ordena um vetor</text:span></text:p>
                  </text:list-item>
                </text:list>
              </text:list-item>
            </text:list>
            <text:p text:style-name="P18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denação – Método da Bolha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7">Ordenação – Método da Bolha</text:span></text:p>
          </draw:text-box>
        </draw:frame>
        <draw:frame draw:name="Espaço Reservado para Conteúdo 2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7">Método simples para ordenar um vetor que compara a posição i com todos os posteriores a i</text:span></text:p>
              </text:list-item>
            </text:list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6"><text:span text:style-name="T7">[</text:span><text:span text:style-name="T14">4,3</text:span><text:span text:style-name="T26">,</text:span><text:span text:style-name="T7">5,1,2], i = 0, j = 1</text:span></text:p>
            <text:p text:style-name="P16"><text:span text:style-name="T7">[</text:span><text:span text:style-name="T14">3</text:span><text:span text:style-name="T7">,</text:span><text:span text:style-name="T26">4,</text:span><text:span text:style-name="T14">5</text:span><text:span text:style-name="T7">,1,2] <text:s/>i = 0, j = 2</text:span></text:p>
            <text:p text:style-name="P16"><text:span text:style-name="T7">[</text:span><text:span text:style-name="T14">3</text:span><text:span text:style-name="T7">,</text:span><text:span text:style-name="T26">4,</text:span><text:span text:style-name="T7">5,</text:span><text:span text:style-name="T14">1</text:span><text:span text:style-name="T7">,2] <text:s/>i = 0, j = 3</text:span></text:p>
            <text:p text:style-name="P16"><text:span text:style-name="T7">[</text:span><text:span text:style-name="T14">1</text:span><text:span text:style-name="T7">,</text:span><text:span text:style-name="T26">4,</text:span><text:span text:style-name="T7">5,</text:span><text:span text:style-name="T26">3</text:span><text:span text:style-name="T7">,</text:span><text:span text:style-name="T14">2</text:span><text:span text:style-name="T7">] <text:s/>i = 0, j = 4</text:span></text:p>
            <text:p text:style-name="P18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denação – Método da Bolh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7">Ordenação – Método da Bolh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denação – Método da Bolh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7">Ordenação – Método da Bolha</text:span></text:p>
          </draw:text-box>
        </draw:frame>
        <draw:custom-shape draw:name="TextBox 4" draw:style-name="gr4" draw:text-style-name="P15" xml:id="id9" draw:id="id9" draw:layer="layout" svg:width="13.419cm" svg:height="15.153cm" svg:x="6.374cm" svg:y="4.124cm">
          <text:p text:style-name="P1"><text:span text:style-name="T13">soma = 0</text:span></text:p>
          <text:p text:style-name="P1"><text:span text:style-name="T13">vetor = []</text:span></text:p>
          <text:p text:style-name="P1"><text:span text:style-name="T13">for i in range(0,5):</text:span></text:p>
          <text:p text:style-name="P1"><text:span text:style-name="T13"><text:s text:c="4"/></text:span><text:span text:style-name="T13">vetor.append( int(input("nota:")) ) </text:span></text:p>
          <text:p text:style-name="P1"><text:span text:style-name="T13">print "VETOR:", vetor</text:span></text:p>
          <text:p text:style-name="P1"><text:span text:style-name="T13"/></text:p>
          <text:p text:style-name="P1"><text:span text:style-name="T13">for i in range(0,4):</text:span></text:p>
          <text:p text:style-name="P1"><text:span text:style-name="T13"><text:s text:c="4"/></text:span><text:span text:style-name="T13">for j in range(i+1,5): <text:s text:c="3"/></text:span></text:p>
          <text:p text:style-name="P1"><text:span text:style-name="T13"><text:s text:c="8"/></text:span><text:span text:style-name="T13">if vetor[i] &gt; vetor[j]:</text:span></text:p>
          <text:p text:style-name="P1"><text:span text:style-name="T13"><text:s text:c="12"/></text:span><text:span text:style-name="T13">aux = vetor[i]</text:span></text:p>
          <text:p text:style-name="P1"><text:span text:style-name="T13"><text:s text:c="12"/></text:span><text:span text:style-name="T13">vetor[i] = vetor[j]</text:span></text:p>
          <text:p text:style-name="P1"><text:span text:style-name="T13"><text:s text:c="12"/></text:span><text:span text:style-name="T13">vetor[j] = aux</text:span></text:p>
          <text:p text:style-name="P1"><text:span text:style-name="T13">print "VETOR ORDENADO:", vetor</text:span></text:p>
          <text:p text:style-name="P1"><text:span text:style-name="T16"><text:s text:c="8"/></text:span></text:p>
          <text:p text:style-name="P1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ca Binária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7">Busca Binária</text:span></text:p>
          </draw:text-box>
        </draw:frame>
        <draw:frame draw:name="Espaço Reservado para Conteúdo 2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Existe uma maneira eficiente de buscar elementos em um vetor</text:span></text:p>
              </text:list-item>
              <text:list-item>
                <text:p text:style-name="P6"><text:span text:style-name="T3">Porém, é necessário que o vetor esteja ORDENADO</text:span></text:p>
              </text:list-item>
            </text:list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list text:continue-numbering="true" text:style-name="L2">
              <text:list-item>
                <text:p text:style-name="P6"><text:span text:style-name="T3">Compara-se o elemento procurado com o elemento do meio do veto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caso seja igual termina a busca</text:span></text:p>
                  </text:list-item>
                  <text:list-item>
                    <text:p text:style-name="P7"><text:span text:style-name="T4">senão se o elemento for menor a busca irá ser feita apenas na metade inferior do vetor</text:span></text:p>
                  </text:list-item>
                  <text:list-item>
                    <text:p text:style-name="P7"><text:span text:style-name="T4">Senão a busca é feita na metade superior do vetor</text:span></text:p>
                  </text:list-item>
                </text:list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ca Binária (1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Busca Binár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ca Binária (2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Busca Binária</text:span></text:p>
          </draw:text-box>
        </draw:frame>
        <draw:custom-shape draw:name="TextBox 4" draw:style-name="gr5" draw:text-style-name="P15" xml:id="id10" draw:id="id10" draw:layer="layout" svg:width="11.434cm" svg:height="4.478cm" svg:x="0.699cm" svg:y="3.524cm">
          <text:p text:style-name="P1"><text:span text:style-name="T24">vetor = []</text:span></text:p>
          <text:p text:style-name="P1"><text:span text:style-name="T24">for i in range(0,5):</text:span></text:p>
          <text:p text:style-name="P1"><text:span text:style-name="T24"><text:s text:c="4"/></text:span><text:span text:style-name="T24">vetor.append( int(input("elem vetor:")) ) </text:span></text:p>
          <text:p text:style-name="P1"><text:span text:style-name="T24">vetor.sort()</text:span></text:p>
          <text:p text:style-name="P1"><text:span text:style-name="T24">elem = int(input("elem vetor:"))</text:span></text:p>
          <text:p text:style-name="P1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ca Binária (3)" draw:style-name="dp1" draw:master-page-name="Título_20_e_20_conteúdo" presentation:presentation-page-layout-name="AL2T11">
        <draw:frame draw:name="Título 1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Busca Binária</text:span></text:p>
          </draw:text-box>
        </draw:frame>
        <draw:custom-shape draw:name="TextBox 4" draw:style-name="gr5" draw:text-style-name="P15" xml:id="id11" draw:id="id11" draw:layer="layout" svg:width="11.434cm" svg:height="4.478cm" svg:x="0.699cm" svg:y="3.524cm">
          <text:p text:style-name="P1"><text:span text:style-name="T24">vetor = []</text:span></text:p>
          <text:p text:style-name="P1"><text:span text:style-name="T24">for i in range(0,5):</text:span></text:p>
          <text:p text:style-name="P1"><text:span text:style-name="T24"><text:s text:c="4"/></text:span><text:span text:style-name="T24">vetor.append( int(input("elem vetor:")) ) </text:span></text:p>
          <text:p text:style-name="P1"><text:span text:style-name="T24">vetor.sort()</text:span></text:p>
          <text:p text:style-name="P1"><text:span text:style-name="T24">elem = int(input("elem vetor:"))</text:span></text:p>
          <text:p text:style-name="P1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15" xml:id="id12" draw:id="id12" draw:layer="layout" svg:width="11.434cm" svg:height="13.266cm" svg:x="12.3cm" svg:y="3.724cm">
          <text:p text:style-name="P1"><text:span text:style-name="T24">inicio = 0</text:span></text:p>
          <text:p text:style-name="P1"><text:span text:style-name="T24">fim = len(vetor)-1</text:span></text:p>
          <text:p text:style-name="P1"><text:span text:style-name="T24">achou = False</text:span></text:p>
          <text:p text:style-name="P1"><text:span text:style-name="T24">while inicio &lt;= fim and not achou:</text:span></text:p>
          <text:p text:style-name="P1"><text:span text:style-name="T24"><text:s text:c="4"/></text:span><text:span text:style-name="T24">meio = (inicio + fim)//2</text:span></text:p>
          <text:p text:style-name="P1"><text:span text:style-name="T24"><text:s text:c="4"/></text:span><text:span text:style-name="T24">if elem == vetor[meio]:</text:span></text:p>
          <text:p text:style-name="P1"><text:span text:style-name="T24"><text:s text:c="8"/></text:span><text:span text:style-name="T24">pos = meio</text:span></text:p>
          <text:p text:style-name="P1"><text:span text:style-name="T24"><text:s text:c="8"/></text:span><text:span text:style-name="T24">achou = True</text:span></text:p>
          <text:p text:style-name="P1"><text:span text:style-name="T24"><text:s text:c="4"/></text:span><text:span text:style-name="T24">elif elem &lt; vetor[meio]:</text:span></text:p>
          <text:p text:style-name="P1"><text:span text:style-name="T24"><text:s text:c="8"/></text:span><text:span text:style-name="T24">fim = meio-1</text:span></text:p>
          <text:p text:style-name="P1"><text:span text:style-name="T24"><text:s text:c="8"/></text:span></text:p>
          <text:p text:style-name="P1"><text:span text:style-name="T24"><text:s text:c="4"/></text:span><text:span text:style-name="T24">else:</text:span></text:p>
          <text:p text:style-name="P1"><text:span text:style-name="T24"><text:s text:c="8"/></text:span><text:span text:style-name="T24">inicio = meio+1</text:span></text:p>
          <text:p text:style-name="P1"><text:span text:style-name="T24"><text:s text:c="4"/></text:span></text:p>
          <text:p text:style-name="P1"><text:span text:style-name="T24">if achou:</text:span></text:p>
          <text:p text:style-name="P1"><text:span text:style-name="T24"><text:s text:c="4"/></text:span><text:span text:style-name="T24">print "ENCONTRADO POSIÇÃO:", pos</text:span></text:p>
          <text:p text:style-name="P1"><text:span text:style-name="T24">else:</text:span></text:p>
          <text:p text:style-name="P1"><text:span text:style-name="T24"><text:s text:c="4"/></text:span><text:span text:style-name="T24">print "NÃO ENCONTRADO"</text:span></text:p>
          <text:p text:style-name="P1"><text:span text:style-name="T1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Wingdings" svg:font-family="Wingdings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2e5f99" draw:end-color="#3c7ac7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2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ítulo_20_e_20_conteúd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5" style:family="presentation" style:parent-style-name="Título_20_e_20_conteúdo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custom-shape draw:name="Espaço Reservado para Rodapé 4" draw:style-name="Mgr3" draw:text-style-name="MP6" draw:layer="backgroundobjects" svg:width="16.022cm" svg:height="1.013cm" svg:x="0cm" svg:y="18.036cm">
        <text:p text:style-name="MP5"><text:span text:style-name="MT2">Introdução ao Processamento de D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7" draw:style-name="Mgr4" draw:text-style-name="MP7" draw:layer="backgroundobjects" svg:width="6.9cm" svg:height="1.744cm" svg:x="18.4cm" svg:y="17.126cm">
        <draw:image xlink:href="Pictures/100002010000015800000057876BF123CCB3BD18.png" xlink:type="simple" xlink:show="embed" xlink:actuate="onLoad">
          <text:p/>
        </draw:image>
      </draw:frame>
      <draw:frame presentation:style-name="Slide_20_de_20_título-title" draw:layer="backgroundobjects" svg:width="22.859cm" svg:height="3.18cm" svg:x="1.27cm" svg:y="0.76cm" presentation:class="title" presentation:placeholder="true">
        <draw:text-box/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custom-shape draw:name="Espaço Reservado para Rodapé 4" draw:style-name="Mgr3" draw:text-style-name="MP6" draw:layer="backgroundobjects" svg:width="16.022cm" svg:height="1.013cm" svg:x="0cm" svg:y="18.036cm">
        <text:p text:style-name="MP5"><text:span text:style-name="MT2">Introdução ao Processamento de Dado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7" draw:style-name="Mgr4" draw:text-style-name="MP7" draw:layer="backgroundobjects" svg:width="6.9cm" svg:height="1.744cm" svg:x="18.4cm" svg:y="17.126cm">
        <draw:image xlink:href="Pictures/100002010000015800000057876BF123CCB3BD18.png" xlink:type="simple" xlink:show="embed" xlink:actuate="onLoad">
          <text:p/>
        </draw:image>
      </draw:frame>
      <draw:frame draw:name="Título 1" presentation:style-name="Mpr3" draw:text-style-name="MP9" draw:layer="backgroundobjects" svg:width="22.859cm" svg:height="3.174cm" svg:x="1.27cm" svg:y="0.763cm" presentation:class="title" presentation:user-transformed="true">
        <draw:text-box>
          <text:p text:style-name="MP8"><text:span text:style-name="MT3">Clique para editar o estilo do título mestre</text:span></text:p>
        </draw:text-box>
      </draw:frame>
      <draw:frame draw:name="Espaço Reservado para Conteúdo 2" presentation:style-name="Mpr4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Clique para editar os estilos do texto mestre</text:span></text:p>
                                      <text:list>
                                        <text:list-item>
                                          <text:p text:style-name="MP11"><text:span text:style-name="MT5">Segundo nível</text:span></text:p>
                                          <text:list>
                                            <text:list-item>
                                              <text:p text:style-name="MP11"><text:span text:style-name="MT6">Terceiro nível</text:span></text:p>
                                              <text:list>
                                                <text:list-item>
                                                  <text:p text:style-name="MP12"><text:span text:style-name="MT7">Quarto nível</text:span></text:p>
                                                </text:list-item>
                                                <text:list-item>
                                                  <text:p text:style-name="MP12"><text:span text:style-name="MT7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5" draw:text-style-name="MP15" draw:layer="backgroundobjects" svg:width="5.926cm" svg:height="1.013cm" svg:x="1.27cm" svg:y="17.657cm" presentation:class="date-time" presentation:user-transformed="true">
        <draw:text-box>
          <text:p text:style-name="MP14"><text:span text:style-name="MT8"><text:date style:data-style-name="D1" text:date-value="2016-10-24">10/24/16</text:date></text:span></text:p>
        </draw:text-box>
      </draw:frame>
      <draw:frame draw:name="Espaço Reservado para Rodapé 4" presentation:style-name="Mpr5" draw:text-style-name="MP15" draw:layer="backgroundobjects" svg:width="16.022cm" svg:height="1.013cm" svg:x="0.699cm" svg:y="17.657cm" presentation:class="footer" presentation:user-transformed="true">
        <draw:text-box>
          <text:p/>
        </draw:text-box>
      </draw:frame>
      <draw:frame draw:name="Espaço Reservado para Número de Slide 5" presentation:style-name="Mpr5" draw:text-style-name="MP15" draw:layer="backgroundobjects" svg:width="5.926cm" svg:height="1.013cm" svg:x="5.299cm" svg:y="11.525cm" presentation:class="page-number" presentation:user-transformed="true">
        <draw:text-box>
          <text:p text:style-name="MP14"><text:span text:style-name="MT8"><text:page-number>&lt;number&gt;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PD</dc:title>
    <meta:initial-creator>Sergio Kostin</meta:initial-creator>
    <meta:editing-cycles>22</meta:editing-cycles>
    <meta:creation-date>2016-09-07T19:40:02</meta:creation-date>
    <dc:date>2016-10-24T14:54:10.253914460</dc:date>
    <meta:editing-duration>PT2H41M5S</meta:editing-duration>
    <meta:generator>LibreOffice/5.1.2.2$Linux_X86_64 LibreOffice_project/10m0$Build-2</meta:generator>
    <meta:document-statistic meta:object-count="19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